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cbf2b1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7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db91b2"/>
    </style:style>
    <style:style style:name="P55" style:family="paragraph" style:parent-style-name="Standard">
      <style:text-properties officeooo:rsid="0dde9a1c" officeooo:paragraph-rsid="0fdc081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7" style:family="paragraph" style:parent-style-name="Standard">
      <style:text-properties officeooo:rsid="0dde9a1c" officeooo:paragraph-rsid="10022dc7"/>
    </style:style>
    <style:style style:name="P58" style:family="paragraph" style:parent-style-name="Standard">
      <style:text-properties officeooo:paragraph-rsid="0fc35f88"/>
    </style:style>
    <style:style style:name="P59" style:family="paragraph" style:parent-style-name="Standard">
      <style:text-properties officeooo:paragraph-rsid="0fc8b815"/>
    </style:style>
    <style:style style:name="P60" style:family="paragraph" style:parent-style-name="Standard">
      <style:text-properties officeooo:paragraph-rsid="0fce858d"/>
    </style:style>
    <style:style style:name="P61" style:family="paragraph" style:parent-style-name="Standard">
      <style:text-properties officeooo:paragraph-rsid="0f4adb30"/>
    </style:style>
    <style:style style:name="P62" style:family="paragraph" style:parent-style-name="Standard">
      <style:text-properties officeooo:paragraph-rsid="0fd0b68a"/>
    </style:style>
    <style:style style:name="P63" style:family="paragraph" style:parent-style-name="Standard">
      <style:text-properties officeooo:paragraph-rsid="0fd655f2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text-properties officeooo:paragraph-rsid="103a8b8d"/>
    </style:style>
    <style:style style:name="P73" style:family="paragraph" style:parent-style-name="Standard">
      <style:text-properties officeooo:rsid="103c421a" officeooo:paragraph-rsid="103c421a"/>
    </style:style>
    <style:style style:name="P74" style:family="paragraph" style:parent-style-name="Standard">
      <style:text-properties officeooo:rsid="103cd3c9" officeooo:paragraph-rsid="103cd3c9"/>
    </style:style>
    <style:style style:name="P75" style:family="paragraph" style:parent-style-name="Standard">
      <style:text-properties officeooo:rsid="103d9705" officeooo:paragraph-rsid="103d9705"/>
    </style:style>
    <style:style style:name="P76" style:family="paragraph" style:parent-style-name="Standard">
      <style:text-properties officeooo:paragraph-rsid="10414f85"/>
    </style:style>
    <style:style style:name="P77" style:family="paragraph" style:parent-style-name="Standard">
      <style:text-properties officeooo:rsid="104324ed" officeooo:paragraph-rsid="104324ed"/>
    </style:style>
    <style:style style:name="P78" style:family="paragraph" style:parent-style-name="Standard">
      <style:text-properties officeooo:rsid="10460ef1" officeooo:paragraph-rsid="10460ef1"/>
    </style:style>
    <style:style style:name="P79" style:family="paragraph" style:parent-style-name="Standard">
      <style:text-properties officeooo:rsid="104ba919" officeooo:paragraph-rsid="104bbe03"/>
    </style:style>
    <style:style style:name="P80" style:family="paragraph" style:parent-style-name="Standard">
      <style:text-properties officeooo:paragraph-rsid="104bbe03"/>
    </style:style>
    <style:style style:name="P81" style:family="paragraph" style:parent-style-name="Standard">
      <style:text-properties officeooo:rsid="104d5027" officeooo:paragraph-rsid="104d5027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>
      <style:text-properties officeooo:paragraph-rsid="106fd28d"/>
    </style:style>
    <style:style style:name="P84" style:family="paragraph" style:parent-style-name="Standard">
      <style:text-properties officeooo:paragraph-rsid="107a7646"/>
    </style:style>
    <style:style style:name="P85" style:family="paragraph" style:parent-style-name="Standard">
      <style:text-properties officeooo:paragraph-rsid="1087d72e"/>
    </style:style>
    <style:style style:name="P86" style:family="paragraph" style:parent-style-name="Footnote">
      <style:text-properties officeooo:paragraph-rsid="1094fa2b"/>
    </style:style>
    <style:style style:name="P87" style:family="paragraph" style:parent-style-name="Footnote">
      <style:text-properties officeooo:paragraph-rsid="10a1361c" fo:background-color="transparent"/>
    </style:style>
    <style:style style:name="P88" style:family="paragraph" style:parent-style-name="Standard">
      <style:text-properties officeooo:paragraph-rsid="10a2818a"/>
    </style:style>
    <style:style style:name="P89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90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1" style:family="paragraph" style:parent-style-name="Standard">
      <style:text-properties officeooo:paragraph-rsid="10ab7791"/>
    </style:style>
    <style:style style:name="P92" style:family="paragraph" style:parent-style-name="Standard">
      <style:text-properties officeooo:paragraph-rsid="10ad0bd8"/>
    </style:style>
    <style:style style:name="P93" style:family="paragraph" style:parent-style-name="Standard">
      <style:text-properties officeooo:paragraph-rsid="1000ee45"/>
    </style:style>
    <style:style style:name="P94" style:family="paragraph" style:parent-style-name="Standard">
      <style:text-properties officeooo:paragraph-rsid="0ff4e587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font-size="10pt" style:font-size-asian="10pt" style:font-size-complex="10pt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fo:language="en" fo:country="GB"/>
    </style:style>
    <style:style style:name="T22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en" fo:country="GB" officeooo:rsid="0f28d107"/>
    </style:style>
    <style:style style:name="T22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language="en" fo:country="GB" officeooo:rsid="10a5d07d"/>
    </style:style>
    <style:style style:name="T226" style:family="text">
      <style:text-properties officeooo:rsid="103c421a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officeooo:rsid="104d5027" style:font-weight-asian="bold" style:font-weight-complex="bold"/>
    </style:style>
    <style:style style:name="T229" style:family="text">
      <style:text-properties officeooo:rsid="1061b5b8"/>
    </style:style>
    <style:style style:name="T230" style:family="text">
      <style:text-properties officeooo:rsid="1069ed98"/>
    </style:style>
    <style:style style:name="T231" style:family="text">
      <style:text-properties officeooo:rsid="106d22f6"/>
    </style:style>
    <style:style style:name="T232" style:family="text">
      <style:text-properties style:text-underline-style="solid" style:text-underline-width="auto" style:text-underline-color="font-color" officeooo:rsid="0ff4a399"/>
    </style:style>
    <style:style style:name="T233" style:family="text">
      <style:text-properties officeooo:rsid="0ffa97b0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5"><text:span text:style-name="Strong_20_Emphasis"><text:span text:style-name="T133">Checklist for installing</text:span></text:span><text:span text:style-name="T157"> </text:span><text:span text:style-name="T157"><text:user-field-get text:name="Distro">Debian</text:user-field-get></text:span><text:span text:style-name="T158"><text:s/></text:span><text:span text:style-name="T158"><text:user-field-get text:name="Version">12</text:user-field-get></text:span><text:span text:style-name="T159"><text:note text:id="ftn1" text:note-class="footnote"><text:note-citation>1</text:note-citation><text:note-body><text:p text:style-name="P28"><text:span text:style-name="T242">This </text:span><text:span text:style-name="Strong_20_Emphasis"><text:span text:style-name="T248"><text:user-field-get text:name="Distro">Debian</text:user-field-get></text:span></text:span><text:span text:style-name="T243"><text:s/></text:span><text:span text:style-name="T247"><text:user-field-get text:name="Version">12</text:user-field-get></text:span><text:span text:style-name="T247"><text:s/></text:span><text:span text:style-name="Strong_20_Emphasis"><text:span text:style-name="T249"><text:user-field-get text:name="Edition">Server</text:user-field-get></text:span></text:span><text:span text:style-name="T242"><text:s/>(codename </text:span><text:span text:style-name="T244">bookworm</text:span><text:span text:style-name="T242">) from </text:span><text:span text:style-name="T245">June</text:span><text:span text:style-name="T242"> </text:span><text:span text:style-name="Strong_20_Emphasis"><text:span text:style-name="T250"><text:user-field-get text:name="Releaseyear">2023</text:user-field-get></text:span></text:span><text:span text:style-name="T242"><text:s/>is a so-called LTS version (stands for Long-Term Support) and is supported for 5 years until </text:span><text:span text:style-name="T246">June</text:span><text:span text:style-name="T242"> </text:span><text:span text:style-name="T154">202</text:span><text:span text:style-name="T156">8</text:span><text:span text:style-name="T155">.</text:span></text:p></text:note-body></text:note></text:span><text:span text:style-name="T160"><text:s/></text:span><text:span text:style-name="T160"><text:user-field-get text:name="Edition">Server</text:user-field-get></text:span><text:span text:style-name="T161">.</text:span></text:p>
      <text:p text:style-name="P41"><text:span text:style-name="Strong_20_Emphasis"><text:span text:style-name="T85"/></text:span></text:p>
      <text:p text:style-name="P41"><text:span text:style-name="Strong_20_Emphasis"><text:span text:style-name="T218">This is a fillable PDF, no printing required.</text:span></text:span></text:p>
      <text:p text:style-name="P44"><text:span text:style-name="Strong_20_Emphasis"><text:span text:style-name="T124"/></text:span></text:p>
      <text:p text:style-name="P42"><text:span text:style-name="T17">Fill in the </text:span><text:span text:style-name="Strong_20_Emphasis"><text:span text:style-name="T219"><text:s/></text:span></text:span><text:span text:style-name="Strong_20_Emphasis"><text:span text:style-name="T220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6"><text:span text:style-name="Definition"><text:span text:style-name="T222">user</text:span></text:span><text:span text:style-name="T175"><text:tab/><text:tab/></text:span><text:span text:style-name="T174"> <text:tab/><text:tab/><text:tab/> </text:span><text:span text:style-name="T176"><draw:control text:anchor-type="as-char" svg:y="-0.4cm" draw:z-index="18" draw:name="Gebruiker 1" draw:style-name="gr2" draw:text-style-name="P101" svg:width="6.4cm" svg:height="0.6cm" draw:control="control17"><svg:title>Gebruiker</svg:title><svg:desc>Volledige naam, bijv. Jan Stek</svg:desc></draw:control></text:span><text:span text:style-name="T176"><text:s text:c="2"/></text:span><text:span text:style-name="T177">[</text:span><text:span text:style-name="T179">F</text:span><text:span text:style-name="T180">ull </text:span><text:span text:style-name="T169">na</text:span><text:span text:style-name="T170">me,</text:span><text:span text:style-name="T169"> </text:span><text:span text:style-name="T170">e.g.</text:span><text:span text:style-name="T169"> </text:span><text:span text:style-name="T171">J</text:span><text:span text:style-name="T186">oh</text:span><text:span text:style-name="T171">n </text:span><text:span text:style-name="T173">Doe</text:span><text:span text:style-name="T185">]</text:span></text:p>
      <text:p text:style-name="P88"><text:span text:style-name="Definition"><text:span text:style-name="T168">USER</text:span></text:span><text:span text:style-name="Definition"><text:span text:style-name="T221">na</text:span></text:span><text:span text:style-name="Definition"><text:span text:style-name="T223">me</text:span></text:span><text:span text:style-name="T167"><text:tab/><text:tab/><text:tab/> </text:span><text:span text:style-name="T167"><draw:control text:anchor-type="as-char" svg:y="-0.4cm" draw:z-index="19" draw:name="Gberuikersnaam 2" draw:style-name="gr2" draw:text-style-name="P101" svg:width="6.4cm" svg:height="0.6cm" draw:control="control18"><svg:title>Gebruikersnaam</svg:title><svg:desc>Korte naam, bijv. jan</svg:desc></draw:control></text:span><text:span text:style-name="T16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4">j</text:span><text:span text:style-name="T136">oh</text:span><text:span text:style-name="T134">n</text:span><text:span text:style-name="T135">]</text:span></text:p>
      <text:p text:style-name="P46"><text:span text:style-name="Definition"><text:span text:style-name="T225">serv</text:span></text:span><text:span text:style-name="Definition"><text:span text:style-name="T221">ERNA</text:span></text:span><text:span text:style-name="Definition"><text:span text:style-name="T223">me</text:span></text:span><text:span text:style-name="T187"><text:tab/><text:tab/> </text:span><text:span text:style-name="T221"><draw:control text:anchor-type="as-char" svg:y="-0.4cm" draw:z-index="20" draw:name="Computernaam 1" draw:style-name="gr2" draw:text-style-name="P101" svg:width="6.4cm" svg:height="0.6cm" draw:control="control19"><svg:title>Computernaam</svg:title><svg:desc>Unieke naam van de computer</svg:desc></draw:control></text:span><text:span text:style-name="T221"><text:s text:c="2"/></text:span><text:span text:style-name="T190">[</text:span><text:span text:style-name="T194">N</text:span><text:span text:style-name="T188">a</text:span><text:span text:style-name="T191">me of the</text:span><text:span text:style-name="T188"> </text:span><text:span text:style-name="T195">server</text:span><text:span text:style-name="T189">, </text:span><text:span text:style-name="T191">e.g.</text:span><text:span text:style-name="T192"> </text:span><text:span text:style-name="T195">sv</text:span><text:span text:style-name="T193">02</text:span><text:span text:style-name="T190">]</text:span></text:p>
      <text:p text:style-name="P46"><text:span text:style-name="Definition"><text:span text:style-name="T197">USER</text:span></text:span><text:span text:style-name="T196"><text:tab/><text:tab/></text:span><text:span text:style-name="T174"> <text:tab/><text:tab/><text:tab/> </text:span><text:span text:style-name="T176"><draw:control text:anchor-type="as-char" svg:y="-0.4cm" draw:z-index="21" draw:name="Gebruiker 2" draw:style-name="gr2" draw:text-style-name="P101" svg:width="6.4cm" svg:height="0.6cm" draw:control="control20"><svg:title>Gebruiker</svg:title><svg:desc>Volledige naam, bijv. Jan Stek</svg:desc></draw:control></text:span><text:span text:style-name="T176"><text:s text:c="2"/></text:span><text:span text:style-name="T177">[</text:span><text:span text:style-name="T179">F</text:span><text:span text:style-name="T178">ull </text:span><text:span text:style-name="T181">na</text:span><text:span text:style-name="T182">me</text:span><text:span text:style-name="T181"> possibly </text:span><text:span text:style-name="T183">2</text:span><text:span text:style-name="T210">nd</text:span><text:span text:style-name="T183"> </text:span><text:span text:style-name="T184">user</text:span><text:span text:style-name="T172">]</text:span></text:p>
      <text:p text:style-name="P88"><text:span text:style-name="Definition"><text:span text:style-name="T197">USERN</text:span></text:span><text:span text:style-name="Definition"><text:span text:style-name="T198">a</text:span></text:span><text:span text:style-name="Definition"><text:span text:style-name="T199">me</text:span></text:span><text:span text:style-name="Definition"><text:span text:style-name="T204"><text:tab/><text:tab/><text:tab/> </text:span></text:span><text:span text:style-name="T167"><draw:control text:anchor-type="as-char" svg:y="-0.4cm" draw:z-index="22" draw:name="Gberuikersnaam 1" draw:style-name="gr2" draw:text-style-name="P101" svg:width="6.4cm" svg:height="0.6cm" draw:control="control21"><svg:title>Gebruikersnaam</svg:title><svg:desc>Korte naam, bijv. jan</svg:desc></draw:control></text:span><text:span text:style-name="T167"><text:s text:c="2"/></text:span><text:span text:style-name="T201">[</text:span><text:span text:style-name="T203">U</text:span><text:span text:style-name="T202">ser</text:span><text:span text:style-name="T200"> </text:span><text:span text:style-name="T207">na</text:span><text:span text:style-name="T208">me</text:span><text:span text:style-name="T207"> possibly </text:span><text:span text:style-name="T209">2</text:span><text:span text:style-name="T211">nd</text:span><text:span text:style-name="T209"> </text:span><text:span text:style-name="T206">user</text:span><text:span text:style-name="T205">]</text:span></text:p>
      <text:p text:style-name="P46"><text:span text:style-name="T137">Replace the </text:span><text:span text:style-name="T145">underlined</text:span><text:span text:style-name="T137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7">.</text:span></text:p>
      <text:p text:style-name="P4"/>
      <text:p text:style-name="P4"/>
      <text:p text:style-name="P47"><text:span text:style-name="T147">Not yet on Linux?</text:span><text:span text:style-name="T138"><text:tab/></text:span><text:span text:style-name="T143"><text:tab/></text:span><text:span text:style-name="T144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0">n</text:span><text:span text:style-name="T139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1"> </text:span><text:span text:style-name="T140">u</text:span><text:span text:style-name="T141">nder </text:span><text:span text:style-name="T148">Linux</text:span><text:span text:style-name="T142">.</text:span></text:p>
      <text:p text:style-name="P48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3"/>
      <text:p text:style-name="P45"><text:span text:style-name="Strong_20_Emphasis"><text:span text:style-name="T29"/></text:span></text:p>
      <text:list text:style-name="L1">
        <text:list-item>
          <text:p text:style-name="P97"><text:bookmark-start text:name="__RefNumPara__4083_1271708128"/>Prepar<text:span text:style-name="T229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4" draw:name="Vorm 5" draw:style-name="gr1" draw:text-style-name="P10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13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8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2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2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4" office:value-type="string">
            <text:p text:style-name="P84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5" draw:name="Vorm 7" draw:style-name="gr1" draw:text-style-name="P10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8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82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3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end text:name="__RefNumPara__4009_1271708128"/><text:bookmark-start text:name="__RefNumPara__4009_1271708128"/><text:span text:style-name="Strong_20_Emphasis"><text:span text:style-name="T2"/></text:span></text:p>
      <text:list text:continue-numbering="true" text:style-name="L1">
        <text:list-item>
          <text:p text:style-name="P96"><text:bookmark-start text:name="__RefNumPara__4009_12717081281"/><text:span text:style-name="Strong_20_Emphasis"><text:span text:style-name="T146">Perform installation</text:span></text:span><text:bookmark-end text:name="__RefNumPara__4009_12717081281"/></text:p>
        </text:list-item>
      </text:list>
      <text:p text:style-name="P63"><text:span text:style-name="Strong_20_Emphasis"><text:span text:style-name="T14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5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1">Boot the computer from</text:span><text:span text:style-name="T152"><text:note text:id="ftn4" text:note-class="footnote"><text:note-citation>1</text:note-citation><text:note-body><text:p text:style-name="P87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1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Strong_20_Emphasis"><text:span text:style-name="T127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1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14">From a Live USB stick you can boot and work with </text:span><text:span text:style-name="Strong_20_Emphasis"><text:span text:style-name="T153"><text:user-field-get text:name="Distro">Debian</text:user-field-get></text:span></text:span><text:span text:style-name="Strong_20_Emphasis"><text:span text:style-name="T153"><text:s/></text:span></text:span><text:span text:style-name="T214">without modifying any files on the hard drive and also allows installation of </text:span><text:span text:style-name="Strong_20_Emphasis"><text:span text:style-name="T153"><text:user-field-get text:name="Distro">Debian</text:user-field-get></text:span></text:span><text:span text:style-name="Strong_20_Emphasis"><text:span text:style-name="T153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6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15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6">karelzimmer.nl/en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5" draw:name="Vorm13" draw:style-name="gr1" draw:text-style-name="P100" svg:width="0.35cm" svg:height="0.35cm" draw:control="control4"/></text:p>
          </table:table-cell>
          <table:table-cell table:style-name="_32_._5f_Installatie_5f_uitvoeren.C6" office:value-type="string">
            <text:p text:style-name="P59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Click on <text:span text:style-name="T227">other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Click on <text:span text:style-name="T227">Europe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Click on <text:span text:style-name="T227">Netherlands</text:span><text:span text:style-name="T226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16" draw:name="Vorm 1" draw:style-name="gr1" draw:text-style-name="P100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2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6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17" draw:name="Vorm 2" draw:style-name="gr1" draw:text-style-name="P100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8"><text:span text:style-name="T231">At</text:span><text:span text:style-name="T230"> </text:span><text:span text:style-name="T227">Set up users and passwords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7">Don<text:span text:style-name="T162">'t set </text:span><text:span text:style-name="T164">Root</text:span><text:span text:style-name="T162"> pass</text:span><text:span text:style-name="T163">w</text:span><text:span text:style-name="T162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80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9">Enter <text:span text:style-name="T227">User </text:span><text:span text:style-name="T228">n</text:span><text:span text:style-name="T227">ame for you</text:span><text:span text:style-name="T228">r</text:span><text:span text:style-name="T227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81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text:continue-numbering="true" text:style-name="L1">
        <text:list-item>
          <text:p text:style-name="P99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6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100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90">sudo useradd --create-home -- comm<text:span text:style-name="T233">e</text:span>n<text:span text:style-name="T233">t</text:span> <text:span text:style-name="T165">'</text:span><text:span text:style-name="T166">user</text:span><text:span text:style-name="T165">' [--groups adm,sudo] </text:span><text:span text:style-name="T16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9">sudo passwd <text:span text:style-name="T232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9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7" office:value-type="string">
            <text:p text:style-name="P91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8" office:value-type="string">
            <text:p text:style-name="P82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4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7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2" office:value-type="string">
            <text:p text:style-name="P82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6"/></text:span></text:p>
          </table:table-cell>
          <table:table-cell table:style-name="_33_._5f_Installatie_5f_afronden.C14" office:value-type="string">
            <text:p text:style-name="P83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5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17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0" draw:name="Vorm36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2" draw:name="Vorm36_ 1" draw:style-name="gr1" draw:text-style-name="P100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1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6"><draw:control text:anchor-type="as-char" draw:z-index="11" draw:name="Vorm36_2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69"><text:span text:style-name="Strong_20_Emphasis"><text:span text:style-name="T56"><draw:control text:anchor-type="as-char" draw:z-index="13" draw:name="Vorm36_ 2" draw:style-name="gr1" draw:text-style-name="P100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4">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82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2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Strong_20_Emphasis"><text:span text:style-name="T132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0">installation is complete.</text:span></text:span></text:p>
      <text:p text:style-name="P39"/>
      <text:p text:style-name="P49"><text:span text:style-name="Emphasis"><text:span text:style-name="T237">Written</text:span></text:span><text:span text:style-name="Emphasis"><text:span text:style-name="T238"> </text:span></text:span><text:span text:style-name="Emphasis"><text:span text:style-name="T237">by</text:span></text:span><text:span text:style-name="Emphasis"><text:span text:style-name="T23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1">Karel Zimmer</text:span></text:span></text:a><text:span text:style-name="Emphasis"><text:span text:style-name="T239">.</text:span></text:span></text:p>
      <text:p text:style-name="P50"><text:span text:style-name="Emphasis"><text:span text:style-name="T235">C</text:span></text:span><text:span text:style-name="Emphasis"><text:span text:style-name="T236">C0</text:span></text:span><text:span text:style-name="Emphasis"><text:span text:style-name="T239"> 1.0 </text:span></text:span><text:span text:style-name="Emphasis"><text:span text:style-name="T240">Universal</text:span></text:span><text:span text:style-name="Emphasis"><text:span text:style-name="T234"> </text:span></text:span><text:span text:style-name="Emphasis"><text:span text:style-name="T23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03T09:25:11.930895340">03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5:11.774771914</dc:date>
    <meta:keyword>Installatie</meta:keyword>
    <meta:keyword>Checklist</meta:keyword>
    <meta:keyword>Linux</meta:keyword>
    <meta:editing-cycles>7002</meta:editing-cycles>
    <meta:editing-duration>P12DT9H21M54S</meta:editing-duration>
    <meta:print-date>2021-03-23T20:07:57.967210640</meta:print-date>
    <dc:creator>Karel Zimmer</dc:creator>
    <meta:document-statistic meta:table-count="4" meta:image-count="2" meta:object-count="0" meta:page-count="4" meta:paragraph-count="88" meta:word-count="489" meta:character-count="3113" meta:non-whitespace-character-count="2655"/>
    <meta:user-defined meta:name="Info 1"/>
    <meta:user-defined meta:name="Info 2"/>
    <meta:user-defined meta:name="Info 3"/>
    <meta:user-defined meta:name="Info 4"/>
  </office:meta>
</office:document-meta>
</file>